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0e98cb" officeooo:paragraph-rsid="000e98cb"/>
    </style:style>
    <style:style style:name="T1" style:family="text">
      <style:text-properties officeooo:rsid="000f477c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P3_TA(<text:span text:style-name="T2">A1</text:span>, A2, A3, A4, A5, A6, A7, A8, A9, A10)</text:p>
      <text:p text:style-name="P1">TP3_TB(A11, A12, A13, <text:span text:style-name="T1">#</text:span>A14)</text:p>
      <text:p text:style-name="P1">TP3_TC(A15, A16, A17, A18, A19, A20, A21, A22, A23, A24, A25, A26)</text:p>
      <text:p text:style-name="P1">TP3_TD(<text:span text:style-name="T2">A27</text:span>)</text:p>
      <text:p text:style-name="P1">TP3_TE(A28)</text:p>
      <text:p text:style-name="P1">TP3_TF(A29, A30, A31, A32, A33, <text:span text:style-name="T1">#</text:span>A34)</text:p>
      <text:p text:style-name="P1">TP3_TG(<text:span text:style-name="T2">A35, A36, A37</text:span>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2T11:10:51.431000000</meta:creation-date>
    <dc:date>2021-03-22T11:34:09.867000000</dc:date>
    <meta:editing-duration>PT2M58S</meta:editing-duration>
    <meta:editing-cycles>1</meta:editing-cycles>
    <meta:document-statistic meta:table-count="0" meta:image-count="0" meta:object-count="0" meta:page-count="1" meta:paragraph-count="7" meta:word-count="37" meta:character-count="220" meta:non-whitespace-character-count="190"/>
    <meta:generator>LibreOffice/6.2.4.2$Windows_X86_64 LibreOffice_project/2412653d852ce75f65fbfa83fb7e7b669a126d64</meta:generator>
  </office:meta>
</office:document-meta>
</file>